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1e3" style:text-align-source="fix" style:repeat-content="false" fo:wrap-option="wrap" style:vertical-align="top"/>
      <style:paragraph-properties fo:text-align="center"/>
      <style:text-properties fo:color="#ffffff" style:font-name="Verdana" fo:font-size="8pt" style:font-name-asian="Verdana" style:font-size-asian="8pt" style:font-name-complex="Verdana" style:font-size-complex="8pt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font-name="Arial1" fo:font-size="8pt" style:font-size-asian="8pt" style:font-size-complex="8pt"/>
    </style:style>
    <style:style style:name="ce3" style:family="table-cell" style:parent-style-name="Default">
      <style:table-cell-properties fo:background-color="#f0f8ff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table:table-column table:style-name="co1" table:number-columns-repeated="80" table:default-cell-style-name="ce1"/>
        <table:table-row table:style-name="ro1">
          <table:table-cell office:value-type="string">
            <text:p>Q1-1995</text:p>
          </table:table-cell>
          <table:table-cell office:value-type="string">
            <text:p>Q2-1995</text:p>
          </table:table-cell>
          <table:table-cell office:value-type="string">
            <text:p>Q3-1995</text:p>
          </table:table-cell>
          <table:table-cell office:value-type="string">
            <text:p>Q4-1995</text:p>
          </table:table-cell>
          <table:table-cell office:value-type="string">
            <text:p>Q1-1996</text:p>
          </table:table-cell>
          <table:table-cell office:value-type="string">
            <text:p>Q2-1996</text:p>
          </table:table-cell>
          <table:table-cell office:value-type="string">
            <text:p>Q3-1996</text:p>
          </table:table-cell>
          <table:table-cell office:value-type="string">
            <text:p>Q4-1996</text:p>
          </table:table-cell>
          <table:table-cell office:value-type="string">
            <text:p>Q1-1997</text:p>
          </table:table-cell>
          <table:table-cell office:value-type="string">
            <text:p>Q2-1997</text:p>
          </table:table-cell>
          <table:table-cell office:value-type="string">
            <text:p>Q3-1997</text:p>
          </table:table-cell>
          <table:table-cell office:value-type="string">
            <text:p>Q4-1997</text:p>
          </table:table-cell>
          <table:table-cell office:value-type="string">
            <text:p>Q1-1998</text:p>
          </table:table-cell>
          <table:table-cell office:value-type="string">
            <text:p>Q2-1998</text:p>
          </table:table-cell>
          <table:table-cell office:value-type="string">
            <text:p>Q3-1998</text:p>
          </table:table-cell>
          <table:table-cell office:value-type="string">
            <text:p>Q4-1998</text:p>
          </table:table-cell>
          <table:table-cell office:value-type="string">
            <text:p>Q1-1999</text:p>
          </table:table-cell>
          <table:table-cell office:value-type="string">
            <text:p>Q2-1999</text:p>
          </table:table-cell>
          <table:table-cell office:value-type="string">
            <text:p>Q3-1999</text:p>
          </table:table-cell>
          <table:table-cell office:value-type="string">
            <text:p>Q4-1999</text:p>
          </table:table-cell>
          <table:table-cell office:value-type="string">
            <text:p>Q1-2000</text:p>
          </table:table-cell>
          <table:table-cell office:value-type="string">
            <text:p>Q2-2000</text:p>
          </table:table-cell>
          <table:table-cell office:value-type="string">
            <text:p>Q3-2000</text:p>
          </table:table-cell>
          <table:table-cell office:value-type="string">
            <text:p>Q4-2000</text:p>
          </table:table-cell>
          <table:table-cell office:value-type="string">
            <text:p>Q1-2001</text:p>
          </table:table-cell>
          <table:table-cell office:value-type="string">
            <text:p>Q2-2001</text:p>
          </table:table-cell>
          <table:table-cell office:value-type="string">
            <text:p>Q3-2001</text:p>
          </table:table-cell>
          <table:table-cell office:value-type="string">
            <text:p>Q4-2001</text:p>
          </table:table-cell>
          <table:table-cell office:value-type="string">
            <text:p>Q1-2002</text:p>
          </table:table-cell>
          <table:table-cell office:value-type="string">
            <text:p>Q2-2002</text:p>
          </table:table-cell>
          <table:table-cell office:value-type="string">
            <text:p>Q3-2002</text:p>
          </table:table-cell>
          <table:table-cell office:value-type="string">
            <text:p>Q4-2002</text:p>
          </table:table-cell>
          <table:table-cell office:value-type="string">
            <text:p>Q1-2003</text:p>
          </table:table-cell>
          <table:table-cell office:value-type="string">
            <text:p>Q2-2003</text:p>
          </table:table-cell>
          <table:table-cell office:value-type="string">
            <text:p>Q3-2003</text:p>
          </table:table-cell>
          <table:table-cell office:value-type="string">
            <text:p>Q4-2003</text:p>
          </table:table-cell>
          <table:table-cell office:value-type="string">
            <text:p>Q1-2004</text:p>
          </table:table-cell>
          <table:table-cell office:value-type="string">
            <text:p>Q2-2004</text:p>
          </table:table-cell>
          <table:table-cell office:value-type="string">
            <text:p>Q3-2004</text:p>
          </table:table-cell>
          <table:table-cell office:value-type="string">
            <text:p>Q4-2004</text:p>
          </table:table-cell>
          <table:table-cell office:value-type="string">
            <text:p>Q1-2005</text:p>
          </table:table-cell>
          <table:table-cell office:value-type="string">
            <text:p>Q2-2005</text:p>
          </table:table-cell>
          <table:table-cell office:value-type="string">
            <text:p>Q3-2005</text:p>
          </table:table-cell>
          <table:table-cell office:value-type="string">
            <text:p>Q4-2005</text:p>
          </table:table-cell>
          <table:table-cell office:value-type="string">
            <text:p>Q1-2006</text:p>
          </table:table-cell>
          <table:table-cell office:value-type="string">
            <text:p>Q2-2006</text:p>
          </table:table-cell>
          <table:table-cell office:value-type="string">
            <text:p>Q3-2006</text:p>
          </table:table-cell>
          <table:table-cell office:value-type="string">
            <text:p>Q4-2006</text:p>
          </table:table-cell>
          <table:table-cell office:value-type="string">
            <text:p>Q1-2007</text:p>
          </table:table-cell>
          <table:table-cell office:value-type="string">
            <text:p>Q2-2007</text:p>
          </table:table-cell>
          <table:table-cell office:value-type="string">
            <text:p>Q3-2007</text:p>
          </table:table-cell>
          <table:table-cell office:value-type="string">
            <text:p>Q4-2007</text:p>
          </table:table-cell>
          <table:table-cell office:value-type="string">
            <text:p>Q1-2008</text:p>
          </table:table-cell>
          <table:table-cell office:value-type="string">
            <text:p>Q2-2008</text:p>
          </table:table-cell>
          <table:table-cell office:value-type="string">
            <text:p>Q3-2008</text:p>
          </table:table-cell>
          <table:table-cell office:value-type="string">
            <text:p>Q4-2008</text:p>
          </table:table-cell>
          <table:table-cell office:value-type="string">
            <text:p>Q1-2009</text:p>
          </table:table-cell>
          <table:table-cell office:value-type="string">
            <text:p>Q2-2009</text:p>
          </table:table-cell>
          <table:table-cell office:value-type="string">
            <text:p>Q3-2009</text:p>
          </table:table-cell>
          <table:table-cell office:value-type="string">
            <text:p>Q4-2009</text:p>
          </table:table-cell>
          <table:table-cell office:value-type="string">
            <text:p>Q1-2010</text:p>
          </table:table-cell>
          <table:table-cell office:value-type="string">
            <text:p>Q2-2010</text:p>
          </table:table-cell>
          <table:table-cell office:value-type="string">
            <text:p>Q3-2010</text:p>
          </table:table-cell>
          <table:table-cell office:value-type="string">
            <text:p>Q4-2010</text:p>
          </table:table-cell>
          <table:table-cell office:value-type="string">
            <text:p>Q1-2011</text:p>
          </table:table-cell>
          <table:table-cell office:value-type="string">
            <text:p>Q2-2011</text:p>
          </table:table-cell>
          <table:table-cell office:value-type="string">
            <text:p>Q3-2011</text:p>
          </table:table-cell>
          <table:table-cell office:value-type="string">
            <text:p>Q4-2011</text:p>
          </table:table-cell>
          <table:table-cell office:value-type="string">
            <text:p>Q1-2012</text:p>
          </table:table-cell>
          <table:table-cell office:value-type="string">
            <text:p>Q2-2012</text:p>
          </table:table-cell>
          <table:table-cell office:value-type="string">
            <text:p>Q3-2012</text:p>
          </table:table-cell>
          <table:table-cell office:value-type="string">
            <text:p>Q4-2012</text:p>
          </table:table-cell>
          <table:table-cell office:value-type="string">
            <text:p>Q1-2013</text:p>
          </table:table-cell>
          <table:table-cell office:value-type="string">
            <text:p>Q2-2013</text:p>
          </table:table-cell>
          <table:table-cell office:value-type="string">
            <text:p>Q3-2013</text:p>
          </table:table-cell>
          <table:table-cell office:value-type="string">
            <text:p>Q4-2013</text:p>
          </table:table-cell>
          <table:table-cell office:value-type="string">
            <text:p>Q1-2014</text:p>
          </table:table-cell>
          <table:table-cell office:value-type="string">
            <text:p>Q2-2014</text:p>
          </table:table-cell>
          <table:table-cell office:value-type="string">
            <text:p>Q3-2014</text:p>
          </table:table-cell>
          <table:table-cell office:value-type="string">
            <text:p>Q4-2014</text:p>
          </table:table-cell>
        </table:table-row>
        <table:table-row table:style-name="ro1">
          <table:table-cell table:style-name="ce2" office:value-type="float" office:value="531812.21">
            <text:p>531812.21</text:p>
          </table:table-cell>
          <table:table-cell table:style-name="ce2" office:value-type="float" office:value="536385.11">
            <text:p>536385.11</text:p>
          </table:table-cell>
          <table:table-cell table:style-name="ce2" office:value-type="float" office:value="537930.89">
            <text:p>537930.89</text:p>
          </table:table-cell>
          <table:table-cell table:style-name="ce2" office:value-type="float" office:value="537608.86">
            <text:p>537608.86</text:p>
          </table:table-cell>
          <table:table-cell table:style-name="ce2" office:value-type="float" office:value="532440.26">
            <text:p>532440.26</text:p>
          </table:table-cell>
          <table:table-cell table:style-name="ce2" office:value-type="float" office:value="539718.09">
            <text:p>539718.09</text:p>
          </table:table-cell>
          <table:table-cell table:style-name="ce2" office:value-type="float" office:value="543131.57">
            <text:p>543131.57</text:p>
          </table:table-cell>
          <table:table-cell table:style-name="ce2" office:value-type="float" office:value="545836.6">
            <text:p>545836.6</text:p>
          </table:table-cell>
          <table:table-cell table:style-name="ce2" office:value-type="float" office:value="543002.77">
            <text:p>543002.77</text:p>
          </table:table-cell>
          <table:table-cell table:style-name="ce2" office:value-type="float" office:value="550473.82">
            <text:p>550473.82</text:p>
          </table:table-cell>
          <table:table-cell table:style-name="ce2" office:value-type="float" office:value="552470.41">
            <text:p>552470.41</text:p>
          </table:table-cell>
          <table:table-cell table:style-name="ce2" office:value-type="float" office:value="556141.48">
            <text:p>556141.48</text:p>
          </table:table-cell>
          <table:table-cell table:style-name="ce2" office:value-type="float" office:value="560988.04">
            <text:p>560988.04</text:p>
          </table:table-cell>
          <table:table-cell table:style-name="ce2" office:value-type="float" office:value="558926.99">
            <text:p>558926.99</text:p>
          </table:table-cell>
          <table:table-cell table:style-name="ce2" office:value-type="float" office:value="560537.18">
            <text:p>560537.18</text:p>
          </table:table-cell>
          <table:table-cell table:style-name="ce2" office:value-type="float" office:value="560150.74">
            <text:p>560150.74</text:p>
          </table:table-cell>
          <table:table-cell table:style-name="ce2" office:value-type="float" office:value="565093.85">
            <text:p>565093.85</text:p>
          </table:table-cell>
          <table:table-cell table:style-name="ce2" office:value-type="float" office:value="565995.52">
            <text:p>565995.52</text:p>
          </table:table-cell>
          <table:table-cell table:style-name="ce2" office:value-type="float" office:value="572049.65">
            <text:p>572049.65</text:p>
          </table:table-cell>
          <table:table-cell table:style-name="ce2" office:value-type="float" office:value="579005.46">
            <text:p>579005.46</text:p>
          </table:table-cell>
          <table:table-cell table:style-name="ce2" office:value-type="float" office:value="584817.91">
            <text:p>584817.91</text:p>
          </table:table-cell>
          <table:table-cell table:style-name="ce2" office:value-type="float" office:value="590679">
            <text:p>590679</text:p>
          </table:table-cell>
          <table:table-cell table:style-name="ce2" office:value-type="float" office:value="589777.27">
            <text:p>589777.27</text:p>
          </table:table-cell>
          <table:table-cell table:style-name="ce2" office:value-type="float" office:value="590356.95">
            <text:p>590356.95</text:p>
          </table:table-cell>
          <table:table-cell table:style-name="ce2" office:value-type="float" office:value="599937.21">
            <text:p>599937.21</text:p>
          </table:table-cell>
          <table:table-cell table:style-name="ce2" office:value-type="float" office:value="600452.48">
            <text:p>600452.48</text:p>
          </table:table-cell>
          <table:table-cell table:style-name="ce2" office:value-type="float" office:value="598649.1">
            <text:p>598649.1</text:p>
          </table:table-cell>
          <table:table-cell table:style-name="ce2" office:value-type="float" office:value="599679.58">
            <text:p>599679.58</text:p>
          </table:table-cell>
          <table:table-cell table:style-name="ce2" office:value-type="float" office:value="597827.91">
            <text:p>597827.91</text:p>
          </table:table-cell>
          <table:table-cell table:style-name="ce2" office:value-type="float" office:value="599051.61">
            <text:p>599051.61</text:p>
          </table:table-cell>
          <table:table-cell table:style-name="ce2" office:value-type="float" office:value="601821.16">
            <text:p>601821.16</text:p>
          </table:table-cell>
          <table:table-cell table:style-name="ce2" office:value-type="float" office:value="600661.81">
            <text:p>600661.81</text:p>
          </table:table-cell>
          <table:table-cell table:style-name="ce2" office:value-type="float" office:value="593255.12">
            <text:p>593255.12</text:p>
          </table:table-cell>
          <table:table-cell table:style-name="ce2" office:value-type="float" office:value="593577.15">
            <text:p>593577.15</text:p>
          </table:table-cell>
          <table:table-cell table:style-name="ce2" office:value-type="float" office:value="596539.86">
            <text:p>596539.86</text:p>
          </table:table-cell>
          <table:table-cell table:style-name="ce2" office:value-type="float" office:value="598600.89">
            <text:p>598600.89</text:p>
          </table:table-cell>
          <table:table-cell table:style-name="ce2" office:value-type="float" office:value="598520.34">
            <text:p>598520.34</text:p>
          </table:table-cell>
          <table:table-cell table:style-name="ce2" office:value-type="float" office:value="600710.13">
            <text:p>600710.13</text:p>
          </table:table-cell>
          <table:table-cell table:style-name="ce2" office:value-type="float" office:value="599679.6">
            <text:p>599679.6</text:p>
          </table:table-cell>
          <table:table-cell table:style-name="ce2" office:value-type="float" office:value="600066.03">
            <text:p>600066.03</text:p>
          </table:table-cell>
          <table:table-cell table:style-name="ce2" office:value-type="float" office:value="598971.15">
            <text:p>598971.15</text:p>
          </table:table-cell>
          <table:table-cell table:style-name="ce2" office:value-type="float" office:value="603028.68">
            <text:p>603028.68</text:p>
          </table:table-cell>
          <table:table-cell table:style-name="ce2" office:value-type="float" office:value="607923.55">
            <text:p>607923.55</text:p>
          </table:table-cell>
          <table:table-cell table:style-name="ce2" office:value-type="float" office:value="609984.54">
            <text:p>609984.54</text:p>
          </table:table-cell>
          <table:table-cell table:style-name="ce2" office:value-type="float" office:value="615974.21">
            <text:p>615974.21</text:p>
          </table:table-cell>
          <table:table-cell table:style-name="ce2" office:value-type="float" office:value="625828.22">
            <text:p>625828.22</text:p>
          </table:table-cell>
          <table:table-cell table:style-name="ce2" office:value-type="float" office:value="631946.78">
            <text:p>631946.78</text:p>
          </table:table-cell>
          <table:table-cell table:style-name="ce2" office:value-type="float" office:value="640190.67">
            <text:p>640190.67</text:p>
          </table:table-cell>
          <table:table-cell table:style-name="ce2" office:value-type="float" office:value="643072.97">
            <text:p>643072.97</text:p>
          </table:table-cell>
          <table:table-cell table:style-name="ce2" office:value-type="float" office:value="647774.47">
            <text:p>647774.47</text:p>
          </table:table-cell>
          <table:table-cell table:style-name="ce2" office:value-type="float" office:value="653119.98">
            <text:p>653119.98</text:p>
          </table:table-cell>
          <table:table-cell table:style-name="ce2" office:value-type="float" office:value="655180.92">
            <text:p>655180.92</text:p>
          </table:table-cell>
          <table:table-cell table:style-name="ce2" office:value-type="float" office:value="660414.01">
            <text:p>660414.01</text:p>
          </table:table-cell>
          <table:table-cell table:style-name="ce2" office:value-type="float" office:value="658997.1">
            <text:p>658997.1</text:p>
          </table:table-cell>
          <table:table-cell table:style-name="ce2" office:value-type="float" office:value="656356.42">
            <text:p>656356.42</text:p>
          </table:table-cell>
          <table:table-cell table:style-name="ce2" office:value-type="float" office:value="643539.75">
            <text:p>643539.75</text:p>
          </table:table-cell>
          <table:table-cell table:style-name="ce2" office:value-type="float" office:value="614686.1">
            <text:p>614686.1</text:p>
          </table:table-cell>
          <table:table-cell table:style-name="ce2" office:value-type="float" office:value="615458.96">
            <text:p>615458.96</text:p>
          </table:table-cell>
          <table:table-cell table:style-name="ce2" office:value-type="float" office:value="618808.04">
            <text:p>618808.04</text:p>
          </table:table-cell>
          <table:table-cell table:style-name="ce2" office:value-type="float" office:value="624218.08">
            <text:p>624218.08</text:p>
          </table:table-cell>
          <table:table-cell table:style-name="ce2" office:value-type="float" office:value="629032.75">
            <text:p>629032.75</text:p>
          </table:table-cell>
          <table:table-cell table:style-name="ce2" office:value-type="float" office:value="642299.95">
            <text:p>642299.95</text:p>
          </table:table-cell>
          <table:table-cell table:style-name="ce2" office:value-type="float" office:value="647194.67">
            <text:p>647194.67</text:p>
          </table:table-cell>
          <table:table-cell table:style-name="ce2" office:value-type="float" office:value="651960.57">
            <text:p>651960.57</text:p>
          </table:table-cell>
          <table:table-cell table:style-name="ce2" office:value-type="float" office:value="663956.32">
            <text:p>663956.32</text:p>
          </table:table-cell>
          <table:table-cell table:style-name="ce2" office:value-type="float" office:value="665180.03">
            <text:p>665180.03</text:p>
          </table:table-cell>
          <table:table-cell table:number-columns-repeated="2" table:style-name="ce2" office:value-type="float" office:value="667756.23">
            <text:p>667756.23</text:p>
          </table:table-cell>
          <table:table-cell table:style-name="ce2" office:value-type="float" office:value="669833.32">
            <text:p>669833.32</text:p>
          </table:table-cell>
          <table:table-cell table:style-name="ce2" office:value-type="float" office:value="670670.59">
            <text:p>670670.59</text:p>
          </table:table-cell>
          <table:table-cell table:style-name="ce2" office:value-type="float" office:value="671250.23">
            <text:p>671250.23</text:p>
          </table:table-cell>
          <table:table-cell table:style-name="ce2" office:value-type="float" office:value="668480.76">
            <text:p>668480.76</text:p>
          </table:table-cell>
          <table:table-cell table:style-name="ce2" office:value-type="float" office:value="665775.61">
            <text:p>665775.61</text:p>
          </table:table-cell>
          <table:table-cell table:style-name="ce2" office:value-type="float" office:value="671056.98">
            <text:p>671056.98</text:p>
          </table:table-cell>
          <table:table-cell table:style-name="ce2" office:value-type="float" office:value="673053.62">
            <text:p>673053.62</text:p>
          </table:table-cell>
          <table:table-cell table:style-name="ce2" office:value-type="float" office:value="676080.73">
            <text:p>676080.73</text:p>
          </table:table-cell>
          <table:table-cell table:style-name="ce2" office:value-type="float" office:value="681265.3">
            <text:p>681265.3</text:p>
          </table:table-cell>
          <table:table-cell table:style-name="ce2" office:value-type="float" office:value="680685.67">
            <text:p>680685.67</text:p>
          </table:table-cell>
          <table:table-cell table:style-name="ce2" office:value-type="float" office:value="681136.53">
            <text:p>681136.53</text:p>
          </table:table-cell>
          <table:table-cell table:style-name="ce2" office:value-type="float" office:value="685902.38">
            <text:p>685902.38</text:p>
          </table:table-cell>
        </table:table-row>
        <table:table-row table:style-name="ro1">
          <table:table-cell table:style-name="ce3" office:value-type="float" office:value="39172.113994">
            <text:p>39172.113994</text:p>
          </table:table-cell>
          <table:table-cell table:style-name="ce3" office:value-type="float" office:value="39473.878772">
            <text:p>39473.878772</text:p>
          </table:table-cell>
          <table:table-cell table:style-name="ce3" office:value-type="float" office:value="39604.171454">
            <text:p>39604.171454</text:p>
          </table:table-cell>
          <table:table-cell table:style-name="ce3" office:value-type="float" office:value="39808.953517">
            <text:p>39808.953517</text:p>
          </table:table-cell>
          <table:table-cell table:style-name="ce3" office:value-type="float" office:value="40128.477571">
            <text:p>40128.477571</text:p>
          </table:table-cell>
          <table:table-cell table:style-name="ce3" office:value-type="float" office:value="40313.096718">
            <text:p>40313.096718</text:p>
          </table:table-cell>
          <table:table-cell table:style-name="ce3" office:value-type="float" office:value="40903.522825">
            <text:p>40903.522825</text:p>
          </table:table-cell>
          <table:table-cell table:style-name="ce3" office:value-type="float" office:value="41368.329684">
            <text:p>41368.329684</text:p>
          </table:table-cell>
          <table:table-cell table:style-name="ce3" office:value-type="float" office:value="41485.872715">
            <text:p>41485.872715</text:p>
          </table:table-cell>
          <table:table-cell table:style-name="ce3" office:value-type="float" office:value="42279.061774">
            <text:p>42279.061774</text:p>
          </table:table-cell>
          <table:table-cell table:style-name="ce3" office:value-type="float" office:value="42934.587995">
            <text:p>42934.587995</text:p>
          </table:table-cell>
          <table:table-cell table:style-name="ce3" office:value-type="float" office:value="43369.321802">
            <text:p>43369.321802</text:p>
          </table:table-cell>
          <table:table-cell table:style-name="ce3" office:value-type="float" office:value="43974.419654">
            <text:p>43974.419654</text:p>
          </table:table-cell>
          <table:table-cell table:style-name="ce3" office:value-type="float" office:value="44145.298327">
            <text:p>44145.298327</text:p>
          </table:table-cell>
          <table:table-cell table:style-name="ce3" office:value-type="float" office:value="44371.264456">
            <text:p>44371.264456</text:p>
          </table:table-cell>
          <table:table-cell table:style-name="ce3" office:value-type="float" office:value="44632.604894">
            <text:p>44632.604894</text:p>
          </table:table-cell>
          <table:table-cell table:style-name="ce3" office:value-type="float" office:value="44957.752695">
            <text:p>44957.752695</text:p>
          </table:table-cell>
          <table:table-cell table:style-name="ce3" office:value-type="float" office:value="45497.026235">
            <text:p>45497.026235</text:p>
          </table:table-cell>
          <table:table-cell table:style-name="ce3" office:value-type="float" office:value="45638.507238">
            <text:p>45638.507238</text:p>
          </table:table-cell>
          <table:table-cell table:style-name="ce3" office:value-type="float" office:value="46432.932044">
            <text:p>46432.932044</text:p>
          </table:table-cell>
          <table:table-cell table:style-name="ce3" office:value-type="float" office:value="46705.827073">
            <text:p>46705.827073</text:p>
          </table:table-cell>
          <table:table-cell table:style-name="ce3" office:value-type="float" office:value="47077.167916">
            <text:p>47077.167916</text:p>
          </table:table-cell>
          <table:table-cell table:style-name="ce3" office:value-type="float" office:value="47858.260302">
            <text:p>47858.260302</text:p>
          </table:table-cell>
          <table:table-cell table:style-name="ce3" office:value-type="float" office:value="48600.86676">
            <text:p>48600.86676</text:p>
          </table:table-cell>
          <table:table-cell table:style-name="ce3" office:value-type="float" office:value="48974.346481">
            <text:p>48974.346481</text:p>
          </table:table-cell>
          <table:table-cell table:style-name="ce3" office:value-type="float" office:value="48873.659293">
            <text:p>48873.659293</text:p>
          </table:table-cell>
          <table:table-cell table:style-name="ce3" office:value-type="float" office:value="49686.169186">
            <text:p>49686.169186</text:p>
          </table:table-cell>
          <table:table-cell table:style-name="ce3" office:value-type="float" office:value="49578.029566">
            <text:p>49578.029566</text:p>
          </table:table-cell>
          <table:table-cell table:style-name="ce3" office:value-type="float" office:value="49850.814143">
            <text:p>49850.814143</text:p>
          </table:table-cell>
          <table:table-cell table:style-name="ce3" office:value-type="float" office:value="50786.959344">
            <text:p>50786.959344</text:p>
          </table:table-cell>
          <table:table-cell table:style-name="ce3" office:value-type="float" office:value="51093.376452">
            <text:p>51093.376452</text:p>
          </table:table-cell>
          <table:table-cell table:style-name="ce3" office:value-type="float" office:value="51575.042818">
            <text:p>51575.042818</text:p>
          </table:table-cell>
          <table:table-cell table:style-name="ce3" office:value-type="float" office:value="52979.486364">
            <text:p>52979.486364</text:p>
          </table:table-cell>
          <table:table-cell table:style-name="ce3" office:value-type="float" office:value="53884.783769">
            <text:p>53884.783769</text:p>
          </table:table-cell>
          <table:table-cell table:style-name="ce3" office:value-type="float" office:value="54277.460319">
            <text:p>54277.460319</text:p>
          </table:table-cell>
          <table:table-cell table:style-name="ce3" office:value-type="float" office:value="55456.161526">
            <text:p>55456.161526</text:p>
          </table:table-cell>
          <table:table-cell table:style-name="ce3" office:value-type="float" office:value="56339.356365">
            <text:p>56339.356365</text:p>
          </table:table-cell>
          <table:table-cell table:style-name="ce3" office:value-type="float" office:value="56427.211237">
            <text:p>56427.211237</text:p>
          </table:table-cell>
          <table:table-cell table:style-name="ce3" office:value-type="float" office:value="57243.1143">
            <text:p>57243.1143</text:p>
          </table:table-cell>
          <table:table-cell table:style-name="ce3" office:value-type="float" office:value="57167.516926">
            <text:p>57167.516926</text:p>
          </table:table-cell>
          <table:table-cell table:style-name="ce3" office:value-type="float" office:value="56756.706289">
            <text:p>56756.706289</text:p>
          </table:table-cell>
          <table:table-cell table:style-name="ce3" office:value-type="float" office:value="57252.526725">
            <text:p>57252.526725</text:p>
          </table:table-cell>
          <table:table-cell table:style-name="ce3" office:value-type="float" office:value="57695.284933">
            <text:p>57695.284933</text:p>
          </table:table-cell>
          <table:table-cell table:style-name="ce3" office:value-type="float" office:value="58044.634954">
            <text:p>58044.634954</text:p>
          </table:table-cell>
          <table:table-cell table:style-name="ce3" office:value-type="float" office:value="59956.183464">
            <text:p>59956.183464</text:p>
          </table:table-cell>
          <table:table-cell table:style-name="ce3" office:value-type="float" office:value="60066.831335">
            <text:p>60066.831335</text:p>
          </table:table-cell>
          <table:table-cell table:style-name="ce3" office:value-type="float" office:value="60678.182246">
            <text:p>60678.182246</text:p>
          </table:table-cell>
          <table:table-cell table:style-name="ce3" office:value-type="float" office:value="62245.705754">
            <text:p>62245.705754</text:p>
          </table:table-cell>
          <table:table-cell table:style-name="ce3" office:value-type="float" office:value="61657.301674">
            <text:p>61657.301674</text:p>
          </table:table-cell>
          <table:table-cell table:style-name="ce3" office:value-type="float" office:value="63386.475913">
            <text:p>63386.475913</text:p>
          </table:table-cell>
          <table:table-cell table:style-name="ce3" office:value-type="float" office:value="63311.36447">
            <text:p>63311.36447</text:p>
          </table:table-cell>
          <table:table-cell table:style-name="ce3" office:value-type="float" office:value="62810.49038">
            <text:p>62810.49038</text:p>
          </table:table-cell>
          <table:table-cell table:style-name="ce3" office:value-type="float" office:value="63276.769317">
            <text:p>63276.769317</text:p>
          </table:table-cell>
          <table:table-cell table:style-name="ce3" office:value-type="float" office:value="62765.878586">
            <text:p>62765.878586</text:p>
          </table:table-cell>
          <table:table-cell table:style-name="ce3" office:value-type="float" office:value="62367.82468">
            <text:p>62367.82468</text:p>
          </table:table-cell>
          <table:table-cell table:style-name="ce3" office:value-type="float" office:value="61655.534277">
            <text:p>61655.534277</text:p>
          </table:table-cell>
          <table:table-cell table:style-name="ce3" office:value-type="float" office:value="58784.391491">
            <text:p>58784.391491</text:p>
          </table:table-cell>
          <table:table-cell table:style-name="ce3" office:value-type="float" office:value="60321.196859">
            <text:p>60321.196859</text:p>
          </table:table-cell>
          <table:table-cell table:style-name="ce3" office:value-type="float" office:value="60066.816938">
            <text:p>60066.816938</text:p>
          </table:table-cell>
          <table:table-cell table:style-name="ce3" office:value-type="float" office:value="59989.887467">
            <text:p>59989.887467</text:p>
          </table:table-cell>
          <table:table-cell table:style-name="ce3" office:value-type="float" office:value="58983.287853">
            <text:p>58983.287853</text:p>
          </table:table-cell>
          <table:table-cell table:style-name="ce3" office:value-type="float" office:value="57371.413398">
            <text:p>57371.413398</text:p>
          </table:table-cell>
          <table:table-cell table:style-name="ce3" office:value-type="float" office:value="55426.349671">
            <text:p>55426.349671</text:p>
          </table:table-cell>
          <table:table-cell table:style-name="ce3" office:value-type="float" office:value="54617.287431">
            <text:p>54617.287431</text:p>
          </table:table-cell>
          <table:table-cell table:style-name="ce3" office:value-type="float" office:value="53123.93068">
            <office:annotation draw:style-name="gr1" draw:text-style-name="P1" svg:width="1.1413in" svg:height="0.3902in" svg:x="58.0138in" svg:y="0in" draw:caption-point-x="-0.2402in" draw:caption-point-y="0.3398in">
              <dc:creator>OECD.Stat</dc:creator>
              <dc:date>1899-12-30T00:00:00</dc:date>
              <text:p text:style-name="P1">P: Provisional value</text:p>
            </office:annotation>
            <text:p>53123.93068</text:p>
          </table:table-cell>
          <table:table-cell table:style-name="ce3" office:value-type="float" office:value="52315.994817">
            <office:annotation draw:style-name="gr1" draw:text-style-name="P1" svg:width="1.1413in" svg:height="0.3902in" svg:x="58.9028in" svg:y="0in" draw:caption-point-x="-0.2402in" draw:caption-point-y="0.3398in">
              <dc:creator>OECD.Stat</dc:creator>
              <dc:date>1899-12-30T00:00:00</dc:date>
              <text:p text:style-name="P1">P: Provisional value</text:p>
            </office:annotation>
            <text:p>52315.994817</text:p>
          </table:table-cell>
          <table:table-cell table:style-name="ce3" office:value-type="float" office:value="51211.680105">
            <office:annotation draw:style-name="gr1" draw:text-style-name="P1" svg:width="1.1413in" svg:height="0.3902in" svg:x="59.7917in" svg:y="0in" draw:caption-point-x="-0.2402in" draw:caption-point-y="0.3398in">
              <dc:creator>OECD.Stat</dc:creator>
              <dc:date>1899-12-30T00:00:00</dc:date>
              <text:p text:style-name="P1">P: Provisional value</text:p>
            </office:annotation>
            <text:p>51211.680105</text:p>
          </table:table-cell>
          <table:table-cell table:style-name="ce3" office:value-type="float" office:value="49673.407625">
            <office:annotation draw:style-name="gr1" draw:text-style-name="P1" svg:width="1.1413in" svg:height="0.3902in" svg:x="60.6803in" svg:y="0in" draw:caption-point-x="-0.2402in" draw:caption-point-y="0.3398in">
              <dc:creator>OECD.Stat</dc:creator>
              <dc:date>1899-12-30T00:00:00</dc:date>
              <text:p text:style-name="P1">P: Provisional value</text:p>
            </office:annotation>
            <text:p>49673.407625</text:p>
          </table:table-cell>
          <table:table-cell table:style-name="ce3" office:value-type="float" office:value="49171.683456">
            <office:annotation draw:style-name="gr1" draw:text-style-name="P1" svg:width="1.1413in" svg:height="0.3902in" svg:x="61.5693in" svg:y="0in" draw:caption-point-x="-0.2402in" draw:caption-point-y="0.3398in">
              <dc:creator>OECD.Stat</dc:creator>
              <dc:date>1899-12-30T00:00:00</dc:date>
              <text:p text:style-name="P1">P: Provisional value</text:p>
            </office:annotation>
            <text:p>49171.683456</text:p>
          </table:table-cell>
          <table:table-cell table:style-name="ce3" office:value-type="float" office:value="48308.409335">
            <office:annotation draw:style-name="gr1" draw:text-style-name="P1" svg:width="1.1413in" svg:height="0.3902in" svg:x="62.4583in" svg:y="0in" draw:caption-point-x="-0.2402in" draw:caption-point-y="0.3398in">
              <dc:creator>OECD.Stat</dc:creator>
              <dc:date>1899-12-30T00:00:00</dc:date>
              <text:p text:style-name="P1">P: Provisional value</text:p>
            </office:annotation>
            <text:p>48308.409335</text:p>
          </table:table-cell>
          <table:table-cell table:style-name="ce3" office:value-type="float" office:value="47835.429245">
            <office:annotation draw:style-name="gr1" draw:text-style-name="P1" svg:width="1.1413in" svg:height="0.3902in" svg:x="63.3472in" svg:y="0in" draw:caption-point-x="-0.2402in" draw:caption-point-y="0.3398in">
              <dc:creator>OECD.Stat</dc:creator>
              <dc:date>1899-12-30T00:00:00</dc:date>
              <text:p text:style-name="P1">P: Provisional value</text:p>
            </office:annotation>
            <text:p>47835.429245</text:p>
          </table:table-cell>
          <table:table-cell table:style-name="ce3" office:value-type="float" office:value="47350.224601">
            <office:annotation draw:style-name="gr1" draw:text-style-name="P1" svg:width="1.1413in" svg:height="0.3902in" svg:x="64.2362in" svg:y="0in" draw:caption-point-x="-0.2402in" draw:caption-point-y="0.3398in">
              <dc:creator>OECD.Stat</dc:creator>
              <dc:date>1899-12-30T00:00:00</dc:date>
              <text:p text:style-name="P1">P: Provisional value</text:p>
            </office:annotation>
            <text:p>47350.224601</text:p>
          </table:table-cell>
          <table:table-cell table:style-name="ce3" office:value-type="float" office:value="46517.147696">
            <office:annotation draw:style-name="gr1" draw:text-style-name="P1" svg:width="1.1413in" svg:height="0.3902in" svg:x="65.1248in" svg:y="0in" draw:caption-point-x="-0.2402in" draw:caption-point-y="0.3398in">
              <dc:creator>OECD.Stat</dc:creator>
              <dc:date>1899-12-30T00:00:00</dc:date>
              <text:p text:style-name="P1">P: Provisional value</text:p>
            </office:annotation>
            <text:p>46517.147696</text:p>
          </table:table-cell>
          <table:table-cell table:style-name="ce3" office:value-type="float" office:value="46341.130517">
            <office:annotation draw:style-name="gr1" draw:text-style-name="P1" svg:width="1.1413in" svg:height="0.3902in" svg:x="66.0138in" svg:y="0in" draw:caption-point-x="-0.2402in" draw:caption-point-y="0.3398in">
              <dc:creator>OECD.Stat</dc:creator>
              <dc:date>1899-12-30T00:00:00</dc:date>
              <text:p text:style-name="P1">P: Provisional value</text:p>
            </office:annotation>
            <text:p>46341.130517</text:p>
          </table:table-cell>
          <table:table-cell table:style-name="ce3" office:value-type="float" office:value="46129.19013">
            <office:annotation draw:style-name="gr1" draw:text-style-name="P1" svg:width="1.1413in" svg:height="0.3902in" svg:x="66.9028in" svg:y="0in" draw:caption-point-x="-0.2402in" draw:caption-point-y="0.3398in">
              <dc:creator>OECD.Stat</dc:creator>
              <dc:date>1899-12-30T00:00:00</dc:date>
              <text:p text:style-name="P1">P: Provisional value</text:p>
            </office:annotation>
            <text:p>46129.19013</text:p>
          </table:table-cell>
          <table:table-cell table:style-name="ce3" office:value-type="float" office:value="46009.51424">
            <office:annotation draw:style-name="gr1" draw:text-style-name="P1" svg:width="1.1413in" svg:height="0.3902in" svg:x="67.7917in" svg:y="0in" draw:caption-point-x="-0.2402in" draw:caption-point-y="0.3398in">
              <dc:creator>OECD.Stat</dc:creator>
              <dc:date>1899-12-30T00:00:00</dc:date>
              <text:p text:style-name="P1">P: Provisional value</text:p>
            </office:annotation>
            <text:p>46009.51424</text:p>
          </table:table-cell>
          <table:table-cell table:style-name="ce3" office:value-type="float" office:value="46349.929351">
            <office:annotation draw:style-name="gr1" draw:text-style-name="P1" svg:width="1.1413in" svg:height="0.3902in" svg:x="68.6803in" svg:y="0in" draw:caption-point-x="-0.2402in" draw:caption-point-y="0.3398in">
              <dc:creator>OECD.Stat</dc:creator>
              <dc:date>1899-12-30T00:00:00</dc:date>
              <text:p text:style-name="P1">P: Provisional value</text:p>
            </office:annotation>
            <text:p>46349.929351</text:p>
          </table:table-cell>
          <table:table-cell table:style-name="ce3" office:value-type="float" office:value="46503.771892">
            <office:annotation draw:style-name="gr1" draw:text-style-name="P1" svg:width="1.1413in" svg:height="0.3902in" svg:x="69.5693in" svg:y="0in" draw:caption-point-x="-0.2402in" draw:caption-point-y="0.3398in">
              <dc:creator>OECD.Stat</dc:creator>
              <dc:date>1899-12-30T00:00:00</dc:date>
              <text:p text:style-name="P1">P: Provisional value</text:p>
            </office:annotation>
            <text:p>46503.771892</text:p>
          </table:table-cell>
          <table:table-cell table:style-name="ce3" office:value-type="float" office:value="46850.585871">
            <office:annotation draw:style-name="gr1" draw:text-style-name="P1" svg:width="1.1413in" svg:height="0.3902in" svg:x="70.4583in" svg:y="0in" draw:caption-point-x="-0.2402in" draw:caption-point-y="0.3398in">
              <dc:creator>OECD.Stat</dc:creator>
              <dc:date>1899-12-30T00:00:00</dc:date>
              <text:p text:style-name="P1">P: Provisional value</text:p>
            </office:annotation>
            <text:p>46850.585871</text:p>
          </table:table-cell>
          <table:table-cell table:style-name="ce3" office:value-type="float" office:value="46771.450416">
            <office:annotation draw:style-name="gr1" draw:text-style-name="P1" svg:width="1.1413in" svg:height="0.3902in" svg:x="71.3472in" svg:y="0in" draw:caption-point-x="-0.2402in" draw:caption-point-y="0.3398in">
              <dc:creator>OECD.Stat</dc:creator>
              <dc:date>1899-12-30T00:00:00</dc:date>
              <text:p text:style-name="P1">E: Estimated value</text:p>
            </office:annotation>
            <text:p>46771.45041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7:01:57</meta:creation-date>
    <dc:date>2015-02-25T17:02:56</dc:date>
    <meta:editing-duration>P0D</meta:editing-duration>
    <meta:editing-cycles>1</meta:editing-cycles>
    <meta:document-statistic meta:table-count="3" meta:cell-count="240" meta:object-count="0"/>
    <meta:generator>LibreOffice/3.5$Linux_X86_64 LibreOffice_project/350m1$Build-2</meta:generator>
  </office:meta>
</office:document-meta>
</file>